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style:style>
    <style:style style:name="P2" style:family="paragraph" style:parent-style-name="Standard">
      <style:paragraph-properties fo:text-align="center" style:justify-single-word="false"/>
      <style:text-properties style:font-name="Ubuntu" fo:font-size="11pt" fo:font-style="italic" style:font-size-asian="11pt" style:font-style-asian="italic" style:font-size-complex="11pt" style:font-style-complex="italic"/>
    </style:style>
    <style:style style:name="P3" style:family="paragraph" style:parent-style-name="Standard">
      <style:paragraph-properties fo:text-align="justify" style:justify-single-word="false"/>
      <style:text-properties style:font-name="Ubuntu"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Ubuntu" fo:font-size="14pt" fo:font-weight="normal"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Ubuntu"/>
    </style:style>
    <style:style style:name="P6" style:family="paragraph" style:parent-style-name="Standard">
      <style:paragraph-properties fo:text-align="justify" style:justify-single-word="false"/>
      <style:text-properties style:font-name="Ubuntu"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Ubuntu" fo:font-size="12pt" style:font-size-asian="12pt" style:font-size-complex="12pt"/>
    </style:style>
    <style:style style:name="P8" style:family="paragraph" style:parent-style-name="Standard">
      <style:paragraph-properties fo:text-align="justify" style:justify-single-word="false"/>
      <style:text-properties style:font-name="Ubuntu" fo:font-size="13pt" fo:font-weight="bold" style:font-size-asian="13pt" style:font-weight-asian="bold" style:font-size-complex="13pt" style:font-weight-complex="bold"/>
    </style:style>
    <style:style style:name="P9" style:family="paragraph" style:parent-style-name="Standard">
      <style:paragraph-properties fo:margin-left="0cm" fo:margin-right="0cm" fo:text-align="justify" style:justify-single-word="false" fo:text-indent="0cm" style:auto-text-indent="false"/>
      <style:text-properties style:font-name="Ubuntu"/>
    </style:style>
    <style:style style:name="P10" style:family="paragraph" style:parent-style-name="Standard">
      <style:paragraph-properties fo:margin-left="0cm" fo:margin-right="0cm" fo:text-align="justify" style:justify-single-word="false" fo:text-indent="0cm" style:auto-text-indent="false"/>
      <style:text-properties style:font-name="Ubuntu" style:text-underline-style="solid" style:text-underline-width="auto" style:text-underline-color="font-color"/>
    </style:style>
    <style:style style:name="P11" style:family="paragraph" style:parent-style-name="Standard">
      <style:paragraph-properties fo:margin-left="0cm" fo:margin-right="0cm" fo:text-align="justify" style:justify-single-word="false" fo:text-indent="0cm" style:auto-text-indent="false"/>
      <style:text-properties style:font-name="Ubuntu" style:text-underline-style="none"/>
    </style:style>
    <style:style style:name="P12" style:family="paragraph" style:parent-style-name="Standard">
      <style:paragraph-properties fo:margin-left="0cm" fo:margin-right="0cm" fo:text-align="justify" style:justify-single-word="false" fo:text-indent="0cm" style:auto-text-indent="false"/>
      <style:text-properties style:font-name="Ubuntu" fo:font-size="13pt" fo:font-weight="bold" style:font-size-asian="11.3500003814697pt" style:font-weight-asian="bold" style:font-size-complex="13pt" style:font-weight-complex="bold"/>
    </style:style>
    <style:style style:name="P13" style:family="paragraph" style:parent-style-name="Standard">
      <style:paragraph-properties fo:margin-left="0cm" fo:margin-right="0cm" fo:text-align="justify" style:justify-single-word="false" fo:text-indent="0cm" style:auto-text-indent="false"/>
      <style:text-properties style:font-name="Ubuntu" fo:font-weight="bold" style:font-weight-asian="bold" style:font-weight-complex="bold"/>
    </style:style>
    <style:style style:name="P14" style:family="paragraph" style:parent-style-name="Standard">
      <style:paragraph-properties fo:text-align="justify" style:justify-single-word="false"/>
      <style:text-properties style:font-name="Ubuntu" fo:font-size="12pt" fo:font-weight="normal"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Ubuntu" fo:font-size="12pt" style:text-underline-style="solid" style:text-underline-width="auto" style:text-underline-color="font-color"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Ubuntu" fo:font-size="12pt" style:text-underline-style="none" fo:font-weight="bold" style:font-size-asian="12pt" style:font-weight-asian="bold" style:font-size-complex="12pt" style:font-weight-complex="bold"/>
    </style:style>
    <style:style style:name="P17" style:family="paragraph" style:parent-style-name="Standard" style:list-style-name="L1">
      <style:paragraph-properties fo:margin-left="2.501cm" fo:margin-right="0cm" fo:text-align="justify" style:justify-single-word="false" fo:text-indent="-0.635cm" style:auto-text-indent="false"/>
      <style:text-properties style:font-name="Ubuntu"/>
    </style:style>
    <style:style style:name="P18" style:family="paragraph" style:parent-style-name="Standard">
      <style:paragraph-properties fo:margin-left="0cm" fo:margin-right="0cm" fo:text-align="justify" style:justify-single-word="false" fo:text-indent="0cm" style:auto-text-indent="false"/>
      <style:text-properties style:font-name="Ubuntu" style:text-underline-style="none"/>
    </style:style>
    <style:style style:name="P19" style:family="paragraph" style:parent-style-name="Standard">
      <style:paragraph-properties fo:margin-left="0cm" fo:margin-right="0cm" fo:text-align="justify" style:justify-single-word="false" fo:text-indent="0cm" style:auto-text-indent="false"/>
      <style:text-properties style:font-name="Ubuntu" style:text-underline-style="none" fo:font-weight="bold" style:font-weight-asian="bold" style:font-weight-complex="bold"/>
    </style:style>
    <style:style style:name="P20" style:family="paragraph" style:parent-style-name="Standard">
      <style:paragraph-properties fo:margin-left="0cm" fo:margin-right="0cm" fo:text-align="justify" style:justify-single-word="false" fo:text-indent="0cm" style:auto-text-indent="false"/>
      <style:text-properties style:font-name="Ubuntu" style:text-underline-style="none" fo:font-weight="normal" style:font-weight-asian="normal" style:font-weight-complex="normal"/>
    </style:style>
    <style:style style:name="T1" style:family="text">
      <style:text-properties style:font-name="Ubuntu" fo:font-size="11pt" fo:font-style="italic" style:text-underline-style="solid" style:text-underline-width="auto" style:text-underline-color="font-color" style:font-size-asian="11pt" style:font-style-asian="italic" style:font-size-complex="11pt" style:font-style-complex="italic"/>
    </style:style>
    <style:style style:name="T2" style:family="text">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pédagogique AP2 – Diplodocalcul</text:p>
      <text:p text:style-name="P3"/>
      <text:p text:style-name="P8">Introduction</text:p>
      <text:p text:style-name="P7"/>
      <text:p text:style-name="P6">Contexte</text:p>
      <text:p text:style-name="P6"/>
      <text:p text:style-name="P6"/>
      <text:p text:style-name="P5"><text:span text:style-name="T2">Ce logiciel est </text:span><text:span text:style-name="T2">créé dans le cadre d'une collaboration avec l'école primaire et maternelle Pierre et Marie Curie situé à Villeneuve d'Ascq. Il est réalisé dans le cadre du contrôle continu du module d'algorithmique et programmation du DUT Informatique de l'IUT « A » de l'université Lille 1.</text:span></text:p>
      <text:p text:style-name="P14">L'ensemble de la promotion a été divisé en binôme et devait réaliser un cahier des charges et un logiciel ludo-éducatif.</text:p>
      <text:p text:style-name="P15"/>
      <text:p text:style-name="P16">But du projet</text:p>
      <text:p text:style-name="P16"/>
      <text:p text:style-name="P5">Ce projet vise à produire un logiciel éducatif destiné à des enfants de 5 à 11 ans afin de les accompagner dans l'apprentissage des mathématiques. </text:p>
      <text:p text:style-name="P5">Grâce à une difficulté contrôlée et des découpages par tranche d'âge, il est très accessible. </text:p>
      <text:p text:style-name="P5">Les tranches en question sont les suivantes : </text:p>
      <text:p text:style-name="P5"/>
      <text:list xml:id="list774082279" text:style-name="L1">
        <text:list-item>
          <text:p text:style-name="P17">Grande section: entre 5 et 6 ans.</text:p>
        </text:list-item>
        <text:list-item>
          <text:p text:style-name="P17">Cours préparatoire : entre 6 et 7 ans</text:p>
        </text:list-item>
        <text:list-item>
          <text:p text:style-name="P17">Cours élémentaire 1 et 2 : entre 7 et 9 ans</text:p>
        </text:list-item>
        <text:list-item>
          <text:p text:style-name="P17">Cours moyens 1 et 2 : entre 9 et 11 ans</text:p>
        </text:list-item>
      </text:list>
      <text:p text:style-name="P9"/>
      <text:p text:style-name="P12">Description de la demande</text:p>
      <text:p text:style-name="P9"/>
      <text:p text:style-name="P13">Objectifs</text:p>
      <text:p text:style-name="P10"/>
      <text:p text:style-name="P11">L'objectif de ce logiciel est d'accompagner l'enfant dans son apprentissage des mathématiques et de vérifier sa compréhension de celles-ci.</text:p>
      <text:p text:style-name="P11">Afin de capter l'attention des plus jeunes, l'utilisation d'illustrations et d'animations est prévue.</text:p>
      <text:p text:style-name="P11"/>
      <text:p text:style-name="P19">Présentation du logiciel</text:p>
      <text:p text:style-name="P19"/>
      <text:p text:style-name="P20">Le logiciel se présente, avant d'accéder aux calculs, en une succession de menu permettant de configurer la manière dont les calculs seront proposés. Tout d'abord, on demandera son prénom à l'utilisateur. Ensuite, on lui demandera, via une liste, de choisir son niveau d'étude. La dernière option à choisir concerne le mode de fonctionnement : apprentissage ou examen.</text:p>
      <text:p text:style-name="P20">Une fois ces formalités accomplies, l'écran affichera selon le niveau, des images d'animaux/fruits/légumes ou directement des chiffres séparés par un opérateur. </text:p>
      <text:p text:style-name="P20">L'élève devra sélectionner sa réponse parmi une liste de réponse. </text:p>
      <text:p text:style-name="P20"/>
      <text:p text:style-name="P20">Afin de s'adapter au plus grand nombre, la difficulté est croissante et reste constante <text:soft-page-break/>tant que l'élève n'arrive pas à résoudre les calculs d'un niveau donné.</text:p>
      <text:p text:style-name="P10"/>
      <text:p text:style-name="P11">Afin d'être accessible au plus grand nombre, la difficulté des calculs est <text:s/>croissante et les opérateurs sont introduits uniquement lorsque le niveau <text:s/>de l'élève s'y prête. </text:p>
      <text:p text:style-name="P11">GS : additions uniquement</text:p>
      <text:p text:style-name="P11">CP: additions, soustractions</text:p>
      <text:p text:style-name="P11">CE2/CM1 : additions, soustractions, multiplications</text:p>
      <text:p text:style-name="P11">CM2 : additions, soustractions, multiplications, divisions</text:p>
      <text:p text:style-name="P11"/>
      <text:p text:style-name="P11">Deux modes de fonctionnement sont prévus : </text:p>
      <text:p text:style-name="P11">- mode apprentissage</text:p>
      <text:p text:style-name="P11">- mode évaluation</text:p>
      <text:p text:style-name="P5"/>
      <text:p text:style-name="P5">Ce premier mode permet à l'enfant de répondre à un nombre illimité d'opérations. L'appui sur un bouton permet de sortir du mode apprentissage. En mode apprentissage, si l'enfant commet une erreur, le bon résultat lui est affiché. Le score est affiché à la sortie du mode, mais n'est pas enregistré. Il permet à l'élève de se repérer par rapport au niveau de la classe.</text:p>
      <text:p text:style-name="P5"/>
      <text:p text:style-name="P5">Le mode évaluation permet à l'enfant d'être évalué par le professeur. Après avoir répondu à une dizaine d'opérations, son score lui est affiché et enregistré avec son nom dans une base de données ( fichier CSV). Ce fichier est accessible au professeur via un menu protégé par un mot de passe.</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DejaVu Sans Mono" style:font-name-asian="DejaVu Sans"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font-name="Trebuchet MS"/>
    </style:style>
    <style:style style:name="MP2" style:family="paragraph" style:parent-style-name="Standard">
      <style:paragraph-properties fo:text-align="center" style:justify-single-word="false"/>
      <style:text-properties style:font-name="Ubuntu" fo:font-size="11pt" fo:font-style="italic" style:font-size-asian="11pt" style:font-style-asian="italic" style:font-size-complex="11pt" style:font-style-complex="italic"/>
    </style:style>
    <style:style style:name="MT1" style:family="text">
      <style:text-properties style:font-name="Ubuntu" fo:font-size="11pt" fo:font-style="italic" style:text-underline-style="solid" style:text-underline-width="auto" style:text-underline-color="font-color" style:font-size-asian="11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Emphasis"><text:span text:style-name="MT1">https</text:span></text:span><text:span text:style-name="Teletype"><text:span text:style-name="MT1">://diplodocalcul.googlecode.com</text:span></text:span></text:p>
        <text:p text:style-name="MP2">Gavard Ewann (gavard.e@gmail.com)</text:p>
        <text:p text:style-name="MP2">Rabany Bertrand (rabany.b@gmail.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rdinateur </meta:initial-creator>
    <meta:creation-date>2011-11-25T16:50:48</meta:creation-date>
    <dc:date>2011-12-01T19:04:41</dc:date>
    <dc:creator>Ordinateur </dc:creator>
    <meta:editing-duration>PT2H8M17S</meta:editing-duration>
    <meta:editing-cycles>11</meta:editing-cycles>
    <meta:generator>LibreOffice/3.4$Unix LibreOffice_project/340m1$Build-402</meta:generator>
    <meta:document-statistic meta:table-count="0" meta:image-count="0" meta:object-count="0" meta:page-count="2" meta:paragraph-count="35" meta:word-count="500" meta:character-count="3157" meta:non-whitespace-character-count="2687"/>
  </office:meta>
</office:document-meta>
</file>